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ab47" officeooo:paragraph-rsid="0015ab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son Shoiti Asato</text:p>
      <text:p text:style-name="P1">APOO</text:p>
      <text:p text:style-name="P1"/>
      <text:p text:style-name="P1">Projeto: Software para gerenciamento de Pastelarias</text:p>
      <text:p text:style-name="P1"/>
      <text:p text:style-name="P1">Lista de Requisitos: </text:p>
      <text:p text:style-name="P1"/>
      <text:p text:style-name="P1">1. O sistema deve permitir ao funcionario gerenciar fornecedor.&lt;&lt;CRUD&gt;&gt;</text:p>
      <text:p text:style-name="P1">2. O sistema deve permitir ao funcionario gerenciar produto.&lt;&lt;CRUD&gt;&gt;</text:p>
      <text:p text:style-name="P1">3. O sistema deve permitir ao funcionario gerenciar categoria de produtos.&lt;&lt;CRUD&gt;&gt;</text:p>
      <text:p text:style-name="P1">4. O sistema deve permitir ao gerente gerenciar o funcionario.&lt;&lt;CRUD&gt;&gt;</text:p>
      <text:p text:style-name="P1">5. O sistema deve permitir ao gerente emitir relatorio de vendas.&lt;&lt;REP&gt;&gt;</text:p>
      <text:p text:style-name="P1">6. O sistema deve permitir ao gerente emitir relatorio de fornecedores.&lt;&lt;REP&gt;&gt;</text:p>
      <text:p text:style-name="P1">7. O sistema deve permitir ao gerente emitir relatorio de estoque de produtos.&lt;&lt;REP&gt;&gt;</text:p>
      <text:p text:style-name="P1"/>
      <text:p text:style-name="P1">Fluxos:</text:p>
      <text:p text:style-name="P1"/>
      <text:p text:style-name="P1">1. Fluxo Principal:</text:p>
      <text:p text:style-name="P1"/>
      <text:p text:style-name="P1">Caso de Uso: Compra de comida</text:p>
      <text:p text:style-name="P1"><text:tab/>-O funcionario verifica a disponibilidade dos produtos.</text:p>
      <text:p text:style-name="P1"><text:tab/>-O sistema informa uma lista com os produtos disponiveis para venda (nome,preço e quantidade).</text:p>
      <text:p text:style-name="P1"><text:tab/>-O funcionario seleciona os produtos que deseja comprar.</text:p>
      <text:p text:style-name="P1"><text:tab/>-O sistema informa o valor total dos produtos.</text:p>
      <text:p text:style-name="P1"><text:tab/>-O funcionario confirma os produtos selecionados.</text:p>
      <text:p text:style-name="P1"><text:tab/>-O sistema lista os metodos de pagamentos possiveis.</text:p>
      <text:p text:style-name="P1"><text:tab/>-O funcionario confirma o metodo de pagamento.</text:p>
      <text:p text:style-name="P1"><text:tab/>-O sistema informa se deseja finalizar a compra.</text:p>
      <text:p text:style-name="P1"><text:tab/>-O funcionario confirma a compra.</text:p>
      <text:p text:style-name="P1"/>
      <text:p text:style-name="P1">Caso de Uso: Gerenciar funcionarios</text:p>
      <text:p text:style-name="P1"><text:tab/>-O gerente solicita o cadastro dos funcionarios.</text:p>
      <text:p text:style-name="P1"><text:tab/>-O sistema informa os campos a serem preenchidos para cadastrar o funcionario.</text:p>
      <text:p text:style-name="P1"><text:tab/>-O gerente preenche os campos para o cadastro.</text:p>
      <text:p text:style-name="P1"><text:tab/>-O sistema salva as informações.</text:p>
      <text:p text:style-name="P1"/>
      <text:p text:style-name="P1">Caso de Uso: Gerenciar produtos</text:p>
      <text:p text:style-name="P1"><text:tab/>-O funcionario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SON ASATO</meta:initial-creator>
    <meta:creation-date>2017-03-28T21:19:16.514746568</meta:creation-date>
    <dc:date>2017-03-28T21:34:34.167070718</dc:date>
    <dc:creator>ALISON ASATO</dc:creator>
    <meta:editing-duration>PT15M18S</meta:editing-duration>
    <meta:editing-cycles>1</meta:editing-cycles>
    <meta:document-statistic meta:table-count="0" meta:image-count="0" meta:object-count="0" meta:page-count="1" meta:paragraph-count="30" meta:word-count="212" meta:character-count="1454" meta:non-whitespace-character-count="1256"/>
    <meta:generator>LibreOffice/5.0.5.2$Linux_X86_64 LibreOffice_project/00$Build-2</meta:generator>
  </office:meta>
</office:document-meta>
</file>